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1.845cm"/>
    </style:style>
    <style:style style:name="co5" style:family="table-column">
      <style:table-column-properties fo:break-before="auto" style:column-width="12.689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9.666cm"/>
    </style:style>
    <style:style style:name="co8" style:family="table-column">
      <style:table-column-properties fo:break-before="auto" style:column-width="15.739cm"/>
    </style:style>
    <style:style style:name="co9" style:family="table-column">
      <style:table-column-properties fo:break-before="auto" style:column-width="8.878cm"/>
    </style:style>
    <style:style style:name="co10" style:family="table-column">
      <style:table-column-properties fo:break-before="auto" style:column-width="9.28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12.363cm"/>
    </style:style>
    <style:style style:name="co14" style:family="table-column">
      <style:table-column-properties fo:break-before="auto" style:column-width="10.156cm"/>
    </style:style>
    <style:style style:name="co15" style:family="table-column">
      <style:table-column-properties fo:break-before="auto" style:column-width="11.899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40pt" style:font-size-asian="40pt" style:font-size-complex="40pt"/>
    </style:style>
    <style:style style:name="ce10" style:family="table-cell" style:parent-style-name="Default">
      <style:text-properties fo:font-size="28pt" style:font-size-asian="28pt" style:font-size-complex="28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quire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9" office:value-type="string" calcext:value-type="string">
            <text:p>controller management</text:p>
          </table:table-cell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liste des exigences</text:p>
          </table:table-cell>
          <table:table-cell/>
          <table:table-cell table:style-name="ce11"/>
          <table:table-cell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 trésore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s heure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tions des indicateurs (frais km notamment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saisie clien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factur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interven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acha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type d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ville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factur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attestations fiscal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livre des recett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iling des derniers clients vu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adresse humain en coordonnées g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coordonnées gps en adresse humai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nexion api urssaf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ecurity</text:p>
          </table:table-cell>
          <table:table-cell office:value-type="string" calcext:value-type="string">
            <text:p>système d’authentification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security</text:p>
          </table:table-cell>
          <table:table-cell office:value-type="string" calcext:value-type="string">
            <text:p>gestion de comptes utilisateurs</text:p>
          </table:table-cell>
          <table:table-cell/>
        </table:table-row>
      </table:table>
      <table:table table:name="user_storie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ct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, une intervention et une factur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 et une intervention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intervention et une facture d’un client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intervention chez un client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achat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nouvelle méta-donnée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ville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s comptes de trésorerie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s comptes des indicateurs clef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client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factures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interventions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achats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’authentifier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’avoir accès qu’aux données autorisées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exporter les données sous format JSON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mporter les données d’un fichier sous format JSON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nvoyer des mails de « bonne année »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nvoyer les attestations fiscales aux clients éligibles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exporter le livre des recettes sous format PDF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 livre des recettes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specter la RGPD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</table:table>
      <table:table table:name="api_internal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ategorie</text:p>
          </table:table-cell>
        </table:table-row>
      </table:table>
      <table:table table:name="api_external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exempl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picarto.ign.fr/api/codes-postaux/communes/" xlink:type="simple">https://apicarto.ign.fr/api/codes-postaux/communes/</text:a>{codePostal}</text:p>
          </table:table-cell>
          <table:table-cell/>
          <table:table-cell office:value-type="string" calcext:value-type="string">
            <text:p>suggestion communes</text:p>
          </table:table-cell>
          <table:table-cell/>
          <table:table-cell office:value-type="string" calcext:value-type="string">
            <text:p><text:a xlink:href="https://apicarto.ign.fr/api/codes-postaux/communes/29200" xlink:type="simple">https://apicarto.ign.fr/api/codes-postaux/communes/29200</text:a></text:p>
          </table:table-cell>
          <table:table-cell table:style-name="ce12" office:value-type="string" calcext:value-type="string">
            <text:p>[</text:p>
            <text:p>    {</text:p>
            <text:p>        "codePostal": "29200",</text:p>
            <text:p>        "codeCommune": "29019",</text:p>
            <text:p>        "nomCommune": "Brest",</text:p>
            <text:p>        "libelleAcheminement": "BREST"</text:p>
            <text:p>    }</text:p>
            <text:p>]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/>
        </table:table-row>
      </table:table>
      <table:table table:name="po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réalisation</text:p>
          </table:table-cell>
          <table:table-cell office:value-type="string" calcext:value-type="string">
            <text:p>tes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ormulaire commune avec autocomplétion</text:p>
          </table:table-cell>
          <table:table-cell office:value-type="string" calcext:value-type="string">
            <text:p>autocomplétion à a partir de 3 caractères</text:p>
            <text:p>10 suggestions max, par priorité : departement puis region</text:p>
            <text:p>Insensible casse et non alpha</text:p>
            <text:p/>
          </table:table-cell>
          <table:table-cell office:value-type="string" calcext:value-type="string">
            <text:p>front angular</text:p>
            <text:p>Back spring boot</text:p>
            <text:p>Db postgres</text:p>
          </table:table-cell>
          <table:table-cell office:value-type="string" calcext:value-type="string">
            <text:p>liste suggstions villes des &gt; 3 caracteres saisies</text:p>
            <text:p>Info ville selectinné</text:p>
            <text:p>Sauvegarde commune selectionné dans db lors validation appui bout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rmulaire saisie localisation client et determination coordonnées gps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termination adresse client par positinnement marqueur sur carte osm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scrum_board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priority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ulti select pending intervention of a same client to generate 1 invoice</text:p>
          </table:table-cell>
          <table:table-cell table:number-columns-repeated="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graph for treasury and key indicators</text:p>
          </table:table-cell>
          <table:table-cell table:number-columns-repeated="2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avoir sur factur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ermettre d’avoir plusieurs inter d’un meme client sur une meme facture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jout bool activate dans table inter pour savoir si activé ou n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quirements.A3:requirements.G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9T20:42:34.351000000</dc:date>
    <meta:editing-duration>PT2H51M53S</meta:editing-duration>
    <meta:editing-cycles>70</meta:editing-cycles>
    <meta:generator>LibreOffice/7.4.7.2$Windows_X86_64 LibreOffice_project/723314e595e8007d3cf785c16538505a1c878ca5</meta:generator>
    <meta:document-statistic meta:table-count="6" meta:cell-count="249" meta:object-count="0"/>
  </office:meta>
</office:document-meta>
</file>